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gg mono" svg:font-family="'gg mono', 'Source Code Pro', Consolas, 'Andale Mono WT', 'Andale Mono', 'Lucida Console', 'Lucida Sans Typewriter', 'DejaVu Sans Mono', 'Bitstream Vera Sans Mono', 'Liberation Mono', 'Nimbus Mono L', Monaco, 'Courier New', Courier, monospace"/>
    <style:font-face style:name="monospace" svg:font-family="monospace"/>
    <style:font-face style:name="monospace1" svg:font-family="monospace" style:font-pitch="fixed"/>
  </office:font-face-decls>
  <office:automatic-styles>
    <style:style style:name="Table1" style:family="table">
      <style:table-properties style:width="6.925in" fo:break-before="page" table:align="margins"/>
    </style:style>
    <style:style style:name="Table1.A" style:family="table-column">
      <style:table-column-properties style:column-width="1.3847in" style:rel-column-width="1994*"/>
    </style:style>
    <style:style style:name="Table1.C" style:family="table-column">
      <style:table-column-properties style:column-width="1.3854in" style:rel-column-width="1995*"/>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11" style:family="table-row">
      <style:table-row-properties style:min-row-height="0.3354in"/>
    </style:style>
    <style:style style:name="P1" style:family="paragraph" style:parent-style-name="Standard">
      <style:text-properties style:text-underline-style="solid" style:text-underline-width="auto" style:text-underline-color="font-color" fo:font-weight="bold" officeooo:rsid="001aa53e" officeooo:paragraph-rsid="001aa53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3d001" officeooo:paragraph-rsid="0013d001" style:font-weight-asian="bold" style:font-weight-complex="bold"/>
    </style:style>
    <style:style style:name="P3" style:family="paragraph" style:parent-style-name="Standard">
      <style:text-properties officeooo:rsid="001aa53e" officeooo:paragraph-rsid="001aa53e"/>
    </style:style>
    <style:style style:name="P4" style:family="paragraph" style:parent-style-name="Standard">
      <style:text-properties fo:font-variant="normal" fo:text-transform="none" fo:color="#000000" loext:opacity="100%" style:font-name="monospace1" fo:font-size="12pt" fo:letter-spacing="normal" fo:font-style="normal" fo:font-weight="normal" officeooo:rsid="0013d001" officeooo:paragraph-rsid="0013d001" fo:background-color="#ffffff" style:font-size-asian="12pt" style:font-size-complex="12pt"/>
    </style:style>
    <style:style style:name="P5" style:family="paragraph" style:parent-style-name="Standard">
      <style:text-properties officeooo:paragraph-rsid="00150de8"/>
    </style:style>
    <style:style style:name="P6" style:family="paragraph" style:parent-style-name="Standard">
      <style:text-properties fo:font-variant="normal" fo:text-transform="none" style:font-name="gg mono" fo:font-size="10.5pt" fo:letter-spacing="normal" fo:font-style="normal" fo:font-weight="normal" officeooo:paragraph-rsid="00150de8"/>
    </style:style>
    <style:style style:name="P7" style:family="paragraph" style:parent-style-name="Standard">
      <style:text-properties officeooo:paragraph-rsid="0018f03a"/>
    </style:style>
    <style:style style:name="P8" style:family="paragraph" style:parent-style-name="Standard">
      <style:text-properties officeooo:paragraph-rsid="001aa53e"/>
    </style:style>
    <style:style style:name="P9" style:family="paragraph" style:parent-style-name="Standard">
      <style:text-properties fo:color="#b85c00" loext:opacity="100%" officeooo:paragraph-rsid="00162b8f"/>
    </style:style>
    <style:style style:name="P10" style:family="paragraph" style:parent-style-name="Standard">
      <style:text-properties fo:color="#b85c00" loext:opacity="100%" officeooo:rsid="00178bc6" officeooo:paragraph-rsid="00178bc6"/>
    </style:style>
    <style:style style:name="P11" style:family="paragraph" style:parent-style-name="Standard">
      <style:text-properties officeooo:rsid="00178bc6" officeooo:paragraph-rsid="00178bc6"/>
    </style:style>
    <style:style style:name="P12" style:family="paragraph" style:parent-style-name="Standard">
      <style:text-properties style:font-name="monospace" officeooo:paragraph-rsid="00178bc6"/>
    </style:style>
    <style:style style:name="P13" style:family="paragraph" style:parent-style-name="Standard">
      <style:paragraph-properties fo:break-before="page"/>
      <style:text-properties officeooo:paragraph-rsid="001aa53e"/>
    </style:style>
    <style:style style:name="P14" style:family="paragraph" style:parent-style-name="Standard">
      <style:text-properties fo:color="#b85c00" loext:opacity="100%" style:font-name="Noto Serif" officeooo:rsid="0018f03a" officeooo:paragraph-rsid="0018f03a"/>
    </style:style>
    <style:style style:name="P15" style:family="paragraph" style:parent-style-name="Standard">
      <style:text-properties style:font-name="Noto Serif" officeooo:rsid="0018f03a" officeooo:paragraph-rsid="0018f03a"/>
    </style:style>
    <style:style style:name="P16" style:family="paragraph" style:parent-style-name="Standard">
      <style:text-properties style:font-name="monospace" officeooo:paragraph-rsid="001dbbad"/>
    </style:style>
    <style:style style:name="P17" style:family="paragraph" style:parent-style-name="Standard">
      <style:text-properties style:font-name="monospace" officeooo:paragraph-rsid="0022bafc"/>
    </style:style>
    <style:style style:name="P18" style:family="paragraph" style:parent-style-name="Standard">
      <style:paragraph-properties fo:break-before="page"/>
      <style:text-properties style:font-name="monospace" officeooo:paragraph-rsid="0022bafc"/>
    </style:style>
    <style:style style:name="P19" style:family="paragraph" style:parent-style-name="Standard">
      <style:text-properties fo:color="#b85c00" loext:opacity="100%" style:font-name="Noto Serif" officeooo:rsid="0022bafc" officeooo:paragraph-rsid="0022bafc"/>
    </style:style>
    <style:style style:name="P20" style:family="paragraph" style:parent-style-name="Standard">
      <style:text-properties fo:color="#b85c00" loext:opacity="100%" style:font-name="monospace" officeooo:rsid="0022bafc" officeooo:paragraph-rsid="0022bafc"/>
    </style:style>
    <style:style style:name="P21" style:family="paragraph" style:parent-style-name="Standard">
      <style:text-properties style:font-name="monospace" officeooo:paragraph-rsid="00246d60"/>
    </style:style>
    <style:style style:name="P22" style:family="paragraph" style:parent-style-name="Standard">
      <style:text-properties fo:color="#b85c00" loext:opacity="100%" style:font-name="Noto Serif" officeooo:rsid="0022bafc" officeooo:paragraph-rsid="00264ab3"/>
    </style:style>
    <style:style style:name="P23" style:family="paragraph" style:parent-style-name="Standard">
      <style:text-properties fo:color="#b85c00" loext:opacity="100%" style:font-name="Noto Serif" officeooo:rsid="00264ab3" officeooo:paragraph-rsid="00264ab3"/>
    </style:style>
    <style:style style:name="P24" style:family="paragraph" style:parent-style-name="Standard">
      <style:text-properties style:font-name="monospace" officeooo:paragraph-rsid="00264ab3"/>
    </style:style>
    <style:style style:name="P25" style:family="paragraph" style:parent-style-name="Standard">
      <style:text-properties fo:color="#000000" loext:opacity="100%" style:font-name="monospace" officeooo:paragraph-rsid="00264ab3" fo:background-color="#ffffff"/>
    </style:style>
    <style:style style:name="P26" style:family="paragraph" style:parent-style-name="Standard">
      <style:text-properties style:font-name="Noto Serif" officeooo:rsid="00264ab3" officeooo:paragraph-rsid="00264ab3"/>
    </style:style>
    <style:style style:name="P27" style:family="paragraph" style:parent-style-name="Standard">
      <style:text-properties style:font-name="monospace" officeooo:paragraph-rsid="0027d0cc"/>
    </style:style>
    <style:style style:name="P28" style:family="paragraph" style:parent-style-name="Standard">
      <style:text-properties fo:color="#000000" loext:opacity="100%" style:font-name="monospace" officeooo:paragraph-rsid="0027d0cc" fo:background-color="#ffffff"/>
    </style:style>
    <style:style style:name="P29" style:family="paragraph" style:parent-style-name="Table_20_Contents">
      <style:text-properties style:font-name="monospace" officeooo:rsid="002968e7" officeooo:paragraph-rsid="002968e7"/>
    </style:style>
    <style:style style:name="P30" style:family="paragraph" style:parent-style-name="Table_20_Contents">
      <style:text-properties style:font-name="monospace" officeooo:rsid="002b7d54" officeooo:paragraph-rsid="002b7d54"/>
    </style:style>
    <style:style style:name="P31" style:family="paragraph" style:parent-style-name="Table_20_Contents">
      <style:text-properties style:font-name="monospace"/>
    </style:style>
    <style:style style:name="T1" style:family="text">
      <style:text-properties officeooo:rsid="0018f03a"/>
    </style:style>
    <style:style style:name="T2" style:family="text">
      <style:text-properties fo:color="#b85c00" loext:opacity="100%"/>
    </style:style>
    <style:style style:name="T3" style:family="text">
      <style:text-properties style:font-name="monospace" officeooo:rsid="0013d001"/>
    </style:style>
    <style:style style:name="T4" style:family="text">
      <style:text-properties fo:color="#000000" loext:opacity="100%" style:font-name="monospace1" fo:font-size="12pt" officeooo:rsid="0013d001" fo:background-color="#ffffff" loext:char-shading-value="0" style:font-size-asian="12pt" style:font-size-complex="12pt"/>
    </style:style>
    <style:style style:name="T5" style:family="text">
      <style:text-properties style:font-name="monospace1" fo:font-size="12pt" officeooo:rsid="0013d001" style:font-size-asian="12pt" style:font-size-complex="12pt"/>
    </style:style>
    <style:style style:name="T6" style:family="text">
      <style:text-properties fo:color="#b85c00" loext:opacity="100%" officeooo:rsid="001aa53e"/>
    </style:style>
    <style:style style:name="T7" style:family="text">
      <style:text-properties officeooo:rsid="001aa53e"/>
    </style:style>
    <style:style style:name="T8" style:family="text">
      <style:text-properties officeooo:rsid="0013d001"/>
    </style:style>
    <style:style style:name="T9" style:family="text">
      <style:text-properties fo:color="#000000" loext:opacity="100%" style:font-name="monospace" fo:background-color="#ffffff" loext:char-shading-value="0"/>
    </style:style>
    <style:style style:name="T10" style:family="text">
      <style:text-properties style:font-name="monospace"/>
    </style:style>
    <style:style style:name="T11" style:family="text">
      <style:text-properties fo:font-variant="normal" fo:text-transform="none" style:font-name="gg mono" fo:font-size="10.5pt" fo:letter-spacing="normal" fo:font-style="normal" fo:font-weight="normal"/>
    </style:style>
    <style:style style:name="T12" style:family="text">
      <style:text-properties fo:font-variant="normal" fo:text-transform="none" style:font-name="monospace" fo:font-size="10.5pt" fo:letter-spacing="normal" fo:font-style="normal" fo:font-weight="normal"/>
    </style:style>
    <style:style style:name="T13" style:family="text">
      <style:text-properties fo:font-variant="normal" fo:text-transform="none" fo:color="#000000" loext:opacity="100%" style:font-name="monospace" fo:font-size="10.5pt" fo:letter-spacing="normal" fo:font-style="normal" fo:font-weight="normal" fo:background-color="#ffffff" loext:char-shading-value="0"/>
    </style:style>
    <style:style style:name="T14" style:family="text">
      <style:text-properties style:font-name="Noto Serif" style:text-underline-style="solid" style:text-underline-width="auto" style:text-underline-color="font-color" fo:font-weight="bold" officeooo:rsid="0018f03a" style:font-weight-asian="bold" style:font-weight-complex="bold"/>
    </style:style>
    <style:style style:name="T15" style:family="text">
      <style:text-properties style:font-name="Noto Serif" style:text-underline-style="solid" style:text-underline-width="auto" style:text-underline-color="font-color" fo:font-weight="bold" officeooo:rsid="0013d001" style:font-weight-asian="bold" style:font-weight-complex="bold"/>
    </style:style>
    <style:style style:name="T16" style:family="text">
      <style:text-properties officeooo:rsid="00162b8f"/>
    </style:style>
    <style:style style:name="T17" style:family="text">
      <style:text-properties style:font-name="Noto Serif" style:text-underline-style="solid" style:text-underline-width="auto" style:text-underline-color="font-color" fo:font-weight="bold" officeooo:rsid="001aa53e" style:font-weight-asian="bold" style:font-weight-complex="bold"/>
    </style:style>
    <style:style style:name="T18" style:family="text">
      <style:text-properties fo:color="#000000" loext:opacity="100%" officeooo:rsid="00178bc6" fo:background-color="#ffffff" loext:char-shading-value="0"/>
    </style:style>
    <style:style style:name="T19" style:family="text">
      <style:text-properties officeooo:rsid="00178bc6"/>
    </style:style>
    <style:style style:name="T20" style:family="text">
      <style:text-properties fo:color="#000000" loext:opacity="100%" fo:background-color="#ffffff" loext:char-shading-value="0"/>
    </style:style>
    <style:style style:name="T21" style:family="text">
      <style:text-properties style:text-underline-style="solid" style:text-underline-width="auto" style:text-underline-color="font-color" fo:font-weight="bold" officeooo:rsid="001dbbad" style:font-weight-asian="bold" style:font-weight-complex="bold"/>
    </style:style>
    <style:style style:name="T22" style:family="text">
      <style:text-properties style:font-name="Noto Serif" style:text-underline-style="solid" style:text-underline-width="auto" style:text-underline-color="font-color" fo:font-weight="bold" officeooo:rsid="001dbbad" style:font-weight-asian="bold" style:font-weight-complex="bold"/>
    </style:style>
    <style:style style:name="T23" style:family="text">
      <style:text-properties fo:color="#b85c00" loext:opacity="100%" style:font-name="Noto Serif" officeooo:rsid="001dbbad"/>
    </style:style>
    <style:style style:name="T24" style:family="text">
      <style:text-properties fo:color="#b85c00" loext:opacity="100%" style:font-name="Noto Serif" officeooo:rsid="00214b27"/>
    </style:style>
    <style:style style:name="T25" style:family="text">
      <style:text-properties style:font-name="Noto Serif" officeooo:rsid="001dbbad"/>
    </style:style>
    <style:style style:name="T26" style:family="text">
      <style:text-properties fo:color="#b85c00" loext:opacity="100%" style:font-name="Noto Serif" officeooo:rsid="001f7d68"/>
    </style:style>
    <style:style style:name="T27" style:family="text">
      <style:text-properties officeooo:rsid="00214b27"/>
    </style:style>
    <style:style style:name="T28" style:family="text">
      <style:text-properties style:font-name="Noto Serif" style:text-underline-style="solid" style:text-underline-width="auto" style:text-underline-color="font-color" fo:font-weight="bold" officeooo:rsid="0022bafc" style:font-weight-asian="bold" style:font-weight-complex="bold"/>
    </style:style>
    <style:style style:name="T29" style:family="text">
      <style:text-properties style:font-name="Noto Serif" style:text-underline-style="solid" style:text-underline-width="auto" style:text-underline-color="font-color" fo:font-weight="bold" officeooo:rsid="00246d60" style:font-weight-asian="bold" style:font-weight-complex="bold"/>
    </style:style>
    <style:style style:name="T30" style:family="text">
      <style:text-properties officeooo:rsid="00264ab3"/>
    </style:style>
    <style:style style:name="T31" style:family="text">
      <style:text-properties fo:color="#000000" loext:opacity="100%" officeooo:rsid="0022bafc" fo:background-color="#ffffff" loext:char-shading-value="0"/>
    </style:style>
    <style:style style:name="T32" style:family="text">
      <style:text-properties fo:color="#b85c00" loext:opacity="100%" officeooo:rsid="0022bafc"/>
    </style:style>
    <style:style style:name="T33" style:family="text">
      <style:text-properties style:font-name="Noto Serif" style:text-underline-style="solid" style:text-underline-width="auto" style:text-underline-color="font-color" fo:font-weight="bold" officeooo:rsid="00264ab3" style:font-weight-asian="bold" style:font-weight-complex="bold"/>
    </style:style>
    <style:style style:name="T34" style:family="text">
      <style:text-properties fo:color="#b85c00" loext:opacity="100%" style:font-name="Noto Serif" officeooo:rsid="00264ab3"/>
    </style:style>
    <style:style style:name="T35" style:family="text">
      <style:text-properties officeooo:rsid="002b844e"/>
    </style:style>
    <style:style style:name="T36" style:family="text">
      <style:text-properties officeooo:rsid="002b7d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er Mario Motion Machine Learning Benchmark Test</text:p>
      <text:p text:style-name="P2"/>
      <text:p text:style-name="P2"><text:span text:style-name="T1">Version</text:span> 1</text:p>
      <text:p text:style-name="P3"><text:span text:style-name="T2">Using the code from main but we removed PCA from the pipeline.</text:span><text:span text:style-name="T3"><text:line-break/></text:span><text:span text:style-name="T4">File size: 0.369 MB </text:span><text:span text:style-name="T5"><text:line-break/></text:span><text:span text:style-name="T4">Average execution time across 150 runs: 0.35 ms</text:span></text:p>
      <text:p text:style-name="P4">97.53% -- Total accuracy</text:p>
      <text:p text:style-name="P4"/>
      <text:p text:style-name="P4">real    7m7.618s <text:line-break/>user    77m51.337s <text:line-break/>sys     0m29.785s</text:p>
      <text:p text:style-name="P2"><text:span text:style-name="T1">Version</text:span> 2</text:p>
      <text:p text:style-name="P5"><text:span text:style-name="T6">Model that we have been using for months.</text:span><text:span text:style-name="T7"> </text:span><text:span text:style-name="T8"><text:line-break/></text:span><text:span text:style-name="T9">File size: 0.43 MB </text:span><text:span text:style-name="T10"><text:line-break/></text:span><text:span text:style-name="T9">Average execution time across 150 runs: 0.516 ms</text:span><text:span text:style-name="T10"><text:line-break/></text:span><text:span text:style-name="T11">81.73% -- Total accuracy</text:span></text:p>
      <text:p text:style-name="P6"/>
      <text:p text:style-name="P7"><text:span text:style-name="T12"><text:line-break/></text:span><text:span text:style-name="T13">real    1m26.640s </text:span><text:span text:style-name="T12"><text:line-break/></text:span><text:span text:style-name="T13">user    13m0.251s </text:span><text:span text:style-name="T12"><text:line-break/></text:span><text:span text:style-name="T13">sys     0m8.118s</text:span><text:span text:style-name="T10"><text:line-break/></text:span><text:span text:style-name="T14">Version</text:span><text:span text:style-name="T15"> </text:span><text:span text:style-name="T14">3</text:span></text:p>
      <text:p text:style-name="P8"><text:span text:style-name="T6">Based on Version 1, removed GridSearch and ran SVC with standard hyperparameter</text:span><text:span text:style-name="T16"><text:line-break/></text:span><text:span text:style-name="T10"><text:line-break/></text:span><text:span text:style-name="T9">File size: 2.129 MB </text:span><text:span text:style-name="T10"><text:line-break/></text:span><text:span text:style-name="T9">Average execution time across 150 runs: 0.533 ms</text:span><text:span text:style-name="T10"><text:line-break/></text:span><text:span text:style-name="T9">96.54% -- Total accuracy</text:span><text:span text:style-name="T10"><text:line-break/><text:line-break/></text:span><text:span text:style-name="T9">real    0m20.943s </text:span><text:span text:style-name="T10"><text:line-break/></text:span><text:span text:style-name="T9">user    0m21.347s </text:span><text:span text:style-name="T10"><text:line-break/></text:span><text:span text:style-name="T9">sys     0m1.067s</text:span><text:span text:style-name="T10"><text:line-break/></text:span><text:span text:style-name="T14">Version</text:span><text:span text:style-name="T15"> </text:span><text:span text:style-name="T17">4</text:span></text:p>
      <text:p text:style-name="P9"><text:span text:style-name="T7">Based on Version 3,</text:span><text:span text:style-name="T16"> hyperparameter </text:span><text:span text:style-name="T7">set manually to:</text:span></text:p>
      <text:p text:style-name="P10">C=5, kernel=rbf</text:p>
      <text:p text:style-name="P11"/>
      <text:p text:style-name="P12"><text:span text:style-name="T18">File size: 1.143 MB </text:span><text:span text:style-name="T19"><text:line-break/></text:span><text:span text:style-name="T18">Average execution time across 150 runs: 0.433 ms</text:span><text:span text:style-name="T19"><text:line-break/></text:span><text:span text:style-name="T20">94.07% -- Total accuracy</text:span></text:p>
      <text:p text:style-name="P12"><text:span text:style-name="T20">real    0m14.397s </text:span><text:line-break/><text:span text:style-name="T20">user    0m14.824s </text:span><text:line-break/><text:span text:style-name="T20">sys     0m1.083s</text:span><text:line-break/></text:p>
      <text:p text:style-name="P13"><text:span text:style-name="T14">Version</text:span><text:span text:style-name="T15"> </text:span><text:span text:style-name="T17">5</text:span></text:p>
      <text:p text:style-name="P14">Based on the grid search we used earlier we saw what hyperparameters give us the best result. Although running this process for all 4*2*2 = 16 combinations took way too long. We know from the output that our grid search always chose kernel=”linear” and C=5.0. So by manually selecting these hyperparameter we can have the performance of Version 1 without the really long build time.</text:p>
      <text:p text:style-name="P15"/>
      <text:p text:style-name="P16"><text:span text:style-name="T20">File size: 0.368 MB </text:span><text:line-break/><text:span text:style-name="T20">Average execution time across 150 runs: 0.348 ms</text:span><text:line-break/><text:span text:style-name="T20">97.53% -- Total accuracy</text:span><text:line-break/><text:line-break/><text:span text:style-name="T20">real    0m7.010s </text:span><text:line-break/><text:span text:style-name="T20">user    0m7.592s </text:span><text:line-break/><text:span text:style-name="T20">sys     0m1.064s</text:span></text:p>
      <text:p text:style-name="P17"><text:line-break/><text:span text:style-name="T21">V</text:span><text:span text:style-name="T14">ersion</text:span><text:span text:style-name="T15"> </text:span><text:span text:style-name="T22">6</text:span><text:line-break/><text:span text:style-name="T23">Using K Nearest Neighbor algorithm with default settings. </text:span><text:span text:style-name="T24">That means that k is set to 5. We tested values from 1-7 and all gave this exact result.</text:span><text:span text:style-name="T25"><text:line-break/></text:span><text:line-break/><text:span text:style-name="T20">File size: 12.641 MB </text:span><text:line-break/><text:span text:style-name="T20">Average execution time across 150 runs: 3.387 ms</text:span><text:line-break/><text:span text:style-name="T20">98.77% -- Total accuracy</text:span><text:line-break/><text:line-break/><text:span text:style-name="T20">real    0m2.620s </text:span><text:line-break/><text:span text:style-name="T20">user    0m5.112s </text:span><text:line-break/><text:span text:style-name="T20">sys     0m1.094s</text:span><text:line-break/><text:line-break/><text:span text:style-name="T21">V</text:span><text:span text:style-name="T14">ersion</text:span><text:span text:style-name="T15"> </text:span><text:span text:style-name="T22">7</text:span><text:line-break/><text:span text:style-name="T26">KNN </text:span><text:span text:style-name="T24">with k=30<text:line-break/>It can be observed that with growing k-Value that accuracy gets lower for certain poses that are simmilar to each other. Also execution time grows for each k.</text:span><text:span text:style-name="T27"><text:line-break/></text:span><text:line-break/><text:span text:style-name="T20">File size: 12.641 MB </text:span><text:line-break/><text:span text:style-name="T20">Average execution time across 150 runs: 3.98 ms</text:span><text:line-break/><text:span text:style-name="T20">95.06% -- Total accuracy</text:span><text:line-break/><text:line-break/><text:line-break/><text:span text:style-name="T20">real    0m2.915s </text:span><text:line-break/><text:span text:style-name="T20">user    0m5.643s </text:span><text:line-break/><text:span text:style-name="T20">sys     0m1.085s</text:span></text:p>
      <text:p text:style-name="P18"><text:span text:style-name="T21">V</text:span><text:span text:style-name="T14">ersion</text:span><text:span text:style-name="T15"> </text:span><text:span text:style-name="T28">8</text:span></text:p>
      <text:p text:style-name="P19">DecisionTree with default hyperparameters</text:p>
      <text:p text:style-name="P19">Notes: File size is super small and execution time is also really fast, although it struggles with accuracy.</text:p>
      <text:p text:style-name="P20"/>
      <text:p text:style-name="P21"><text:span text:style-name="T20">File size: 0.048 MB </text:span><text:line-break/><text:span text:style-name="T20">Average execution time across 150 runs: 0.303 ms</text:span><text:line-break/><text:span text:style-name="T20">91.1% -- Total accuracy</text:span><text:line-break/><text:line-break/><text:span text:style-name="T20">real    0m7.122s </text:span><text:line-break/><text:span text:style-name="T20">user    0m7.567s </text:span><text:line-break/><text:span text:style-name="T20">sys     0m1.010s</text:span><text:line-break/><text:line-break/><text:span text:style-name="T21">V</text:span><text:span text:style-name="T14">ersion</text:span><text:span text:style-name="T15"> </text:span><text:span text:style-name="T29">9</text:span></text:p>
      <text:p text:style-name="P22">DecisionTree <text:span text:style-name="T30">with tweaked hyperparameters, mainly limiting tree size.</text:span></text:p>
      <text:p text:style-name="P23">Failed hard at detecting jumping with only 16.66% success rate.</text:p>
      <text:p text:style-name="P23"/>
      <text:p text:style-name="P24"><text:span text:style-name="T31">File size: 0.031 MB </text:span><text:span text:style-name="T32"><text:line-break/></text:span><text:span text:style-name="T31">Average execution time across 150 runs: 0.306 ms</text:span><text:span text:style-name="T32"><text:line-break/></text:span><text:span text:style-name="T20">84.15% -- Total accuracy</text:span><text:span text:style-name="T32"><text:line-break/></text:span></text:p>
      <text:p text:style-name="P24"><text:span text:style-name="T20">real    0m5.856s </text:span><text:line-break/><text:span text:style-name="T20">user    0m6.431s </text:span><text:line-break/><text:span text:style-name="T20">sys     0m1.065s</text:span></text:p>
      <text:p text:style-name="P25"/>
      <text:p text:style-name="P24"><text:span text:style-name="T21">V</text:span><text:span text:style-name="T14">ersion</text:span><text:span text:style-name="T15"> </text:span><text:span text:style-name="T33">10</text:span><text:line-break/><text:span text:style-name="T34">RandomForrest using default hyperparameters.</text:span></text:p>
      <text:p text:style-name="P26"/>
      <text:p text:style-name="P27"><text:span text:style-name="T20">File size: 7.028 MB </text:span><text:line-break/><text:span text:style-name="T20">Average execution time across 150 runs: 6.21 ms</text:span><text:line-break/><text:span text:style-name="T20">97.78% -- Total accuracy</text:span><text:line-break/><text:line-break/><text:span text:style-name="T20">real    0m29.116s </text:span><text:line-break/><text:span text:style-name="T20">user    0m29.539s </text:span><text:line-break/><text:span text:style-name="T20">sys     0m1.063s</text:span></text:p>
      <text:p text:style-name="P28"/>
      <text:p text:style-name="P28"/>
      <table:table table:name="Table1" table:style-name="Table1">
        <table:table-column table:style-name="Table1.A" table:number-columns-repeated="2"/>
        <table:table-column table:style-name="Table1.C"/>
        <table:table-column table:style-name="Table1.A"/>
        <table:table-column table:style-name="Table1.C"/>
        <table:table-row>
          <table:table-cell table:style-name="Table1.A1" office:value-type="string">
            <text:p text:style-name="P29">Version</text:p>
          </table:table-cell>
          <table:table-cell table:style-name="Table1.A1" office:value-type="string">
            <text:p text:style-name="P29">Model Size</text:p>
            <text:p text:style-name="P29">in MB</text:p>
          </table:table-cell>
          <table:table-cell table:style-name="Table1.A1" office:value-type="string">
            <text:p text:style-name="P29">Avg. Exec. Time <text:span text:style-name="T35">in ms</text:span></text:p>
          </table:table-cell>
          <table:table-cell table:style-name="Table1.A1" office:value-type="string">
            <text:p text:style-name="P29">Total accuracy %</text:p>
          </table:table-cell>
          <table:table-cell table:style-name="Table1.E1" office:value-type="string">
            <text:p text:style-name="P29">Training time</text:p>
            <text:p text:style-name="P30">in seconds</text:p>
          </table:table-cell>
        </table:table-row>
        <table:table-row>
          <table:table-cell table:style-name="Table1.A2" office:value-type="string">
            <text:p text:style-name="P29">V1 – <text:span text:style-name="T36">SVM main with no PCA</text:span></text:p>
          </table:table-cell>
          <table:table-cell table:style-name="Table1.A2" office:value-type="string">
            <text:p text:style-name="P31">0.369</text:p>
          </table:table-cell>
          <table:table-cell table:style-name="Table1.A2" office:value-type="string">
            <text:p text:style-name="P31">0.3</text:p>
          </table:table-cell>
          <table:table-cell table:style-name="Table1.A2" office:value-type="string">
            <text:p text:style-name="P31">97.53</text:p>
          </table:table-cell>
          <table:table-cell table:style-name="Table1.E2" office:value-type="string">
            <text:p text:style-name="P31"><text:span text:style-name="T36">42</text:span>7.618</text:p>
          </table:table-cell>
        </table:table-row>
        <table:table-row>
          <table:table-cell table:style-name="Table1.A2" office:value-type="string">
            <text:p text:style-name="P29">V2 – <text:span text:style-name="T36">SVM main</text:span></text:p>
          </table:table-cell>
          <table:table-cell table:style-name="Table1.A2" office:value-type="string">
            <text:p text:style-name="P31">0.43</text:p>
          </table:table-cell>
          <table:table-cell table:style-name="Table1.A2" office:value-type="string">
            <text:p text:style-name="P31">0.516</text:p>
          </table:table-cell>
          <table:table-cell table:style-name="Table1.A2" office:value-type="string">
            <text:p text:style-name="P31">81.73</text:p>
          </table:table-cell>
          <table:table-cell table:style-name="Table1.E2" office:value-type="string">
            <text:p text:style-name="P31"><text:span text:style-name="T36">8</text:span>6.640</text:p>
          </table:table-cell>
        </table:table-row>
        <table:table-row>
          <table:table-cell table:style-name="Table1.A2" office:value-type="string">
            <text:p text:style-name="P29">V3 – <text:span text:style-name="T36">SVM main with no PCA and no GridSearch</text:span></text:p>
          </table:table-cell>
          <table:table-cell table:style-name="Table1.A2" office:value-type="string">
            <text:p text:style-name="P31">2.129</text:p>
          </table:table-cell>
          <table:table-cell table:style-name="Table1.A2" office:value-type="string">
            <text:p text:style-name="P31">0.533</text:p>
          </table:table-cell>
          <table:table-cell table:style-name="Table1.A2" office:value-type="string">
            <text:p text:style-name="P31">96.54</text:p>
          </table:table-cell>
          <table:table-cell table:style-name="Table1.E2" office:value-type="string">
            <text:p text:style-name="P31">20.943</text:p>
          </table:table-cell>
        </table:table-row>
        <table:table-row>
          <table:table-cell table:style-name="Table1.A2" office:value-type="string">
            <text:p text:style-name="P29">V4 – <text:span text:style-name="T36">SVM, rbf kernel, C=5</text:span></text:p>
          </table:table-cell>
          <table:table-cell table:style-name="Table1.A2" office:value-type="string">
            <text:p text:style-name="P31">1.143</text:p>
          </table:table-cell>
          <table:table-cell table:style-name="Table1.A2" office:value-type="string">
            <text:p text:style-name="P31">0.433</text:p>
          </table:table-cell>
          <table:table-cell table:style-name="Table1.A2" office:value-type="string">
            <text:p text:style-name="P31">94.07</text:p>
          </table:table-cell>
          <table:table-cell table:style-name="Table1.E2" office:value-type="string">
            <text:p text:style-name="P31">14.397</text:p>
          </table:table-cell>
        </table:table-row>
        <table:table-row>
          <table:table-cell table:style-name="Table1.A2" office:value-type="string">
            <text:p text:style-name="P29">V5 – <text:span text:style-name="T36">SVM, linear kernel, C=5</text:span></text:p>
          </table:table-cell>
          <table:table-cell table:style-name="Table1.A2" office:value-type="string">
            <text:p text:style-name="P31">0.368</text:p>
          </table:table-cell>
          <table:table-cell table:style-name="Table1.A2" office:value-type="string">
            <text:p text:style-name="P31">0.348</text:p>
          </table:table-cell>
          <table:table-cell table:style-name="Table1.A2" office:value-type="string">
            <text:p text:style-name="P31">97.53</text:p>
          </table:table-cell>
          <table:table-cell table:style-name="Table1.E2" office:value-type="string">
            <text:p text:style-name="P31">7.010</text:p>
          </table:table-cell>
        </table:table-row>
        <table:table-row>
          <table:table-cell table:style-name="Table1.A2" office:value-type="string">
            <text:p text:style-name="P29">V6 – <text:span text:style-name="T36">KNN, k=5</text:span></text:p>
          </table:table-cell>
          <table:table-cell table:style-name="Table1.A2" office:value-type="string">
            <text:p text:style-name="P31">12.641</text:p>
          </table:table-cell>
          <table:table-cell table:style-name="Table1.A2" office:value-type="string">
            <text:p text:style-name="P31">3.387</text:p>
          </table:table-cell>
          <table:table-cell table:style-name="Table1.A2" office:value-type="string">
            <text:p text:style-name="P31">98.77</text:p>
          </table:table-cell>
          <table:table-cell table:style-name="Table1.E2" office:value-type="string">
            <text:p text:style-name="P31">2.620</text:p>
          </table:table-cell>
        </table:table-row>
        <table:table-row>
          <table:table-cell table:style-name="Table1.A2" office:value-type="string">
            <text:p text:style-name="P29">V7 – <text:span text:style-name="T36">KNN, k=30</text:span></text:p>
          </table:table-cell>
          <table:table-cell table:style-name="Table1.A2" office:value-type="string">
            <text:p text:style-name="P31">12.641</text:p>
          </table:table-cell>
          <table:table-cell table:style-name="Table1.A2" office:value-type="string">
            <text:p text:style-name="P31">3.98</text:p>
          </table:table-cell>
          <table:table-cell table:style-name="Table1.A2" office:value-type="string">
            <text:p text:style-name="P31">95.06</text:p>
          </table:table-cell>
          <table:table-cell table:style-name="Table1.E2" office:value-type="string">
            <text:p text:style-name="P31">2.915</text:p>
          </table:table-cell>
        </table:table-row>
        <table:table-row>
          <table:table-cell table:style-name="Table1.A2" office:value-type="string">
            <text:p text:style-name="P29">V8 – <text:span text:style-name="T36">Decision Tree, default</text:span></text:p>
          </table:table-cell>
          <table:table-cell table:style-name="Table1.A2" office:value-type="string">
            <text:p text:style-name="P31">0.048</text:p>
          </table:table-cell>
          <table:table-cell table:style-name="Table1.A2" office:value-type="string">
            <text:p text:style-name="P31">0.303</text:p>
          </table:table-cell>
          <table:table-cell table:style-name="Table1.A2" office:value-type="string">
            <text:p text:style-name="P31">91.1</text:p>
          </table:table-cell>
          <table:table-cell table:style-name="Table1.E2" office:value-type="string">
            <text:p text:style-name="P31">7.122</text:p>
          </table:table-cell>
        </table:table-row>
        <table:table-row>
          <table:table-cell table:style-name="Table1.A2" office:value-type="string">
            <text:p text:style-name="P29">V9 – <text:span text:style-name="T36">Decision Tree, tweaked</text:span></text:p>
          </table:table-cell>
          <table:table-cell table:style-name="Table1.A2" office:value-type="string">
            <text:p text:style-name="P31">0.031</text:p>
          </table:table-cell>
          <table:table-cell table:style-name="Table1.A2" office:value-type="string">
            <text:p text:style-name="P31">0.306</text:p>
          </table:table-cell>
          <table:table-cell table:style-name="Table1.A2" office:value-type="string">
            <text:p text:style-name="P31">84.15</text:p>
          </table:table-cell>
          <table:table-cell table:style-name="Table1.E2" office:value-type="string">
            <text:p text:style-name="P31">5.856</text:p>
          </table:table-cell>
        </table:table-row>
        <table:table-row table:style-name="Table1.11">
          <table:table-cell table:style-name="Table1.A2" office:value-type="string">
            <text:p text:style-name="P29">V10 – <text:span text:style-name="T36">Random Forrest</text:span></text:p>
          </table:table-cell>
          <table:table-cell table:style-name="Table1.A2" office:value-type="string">
            <text:p text:style-name="P31">7.028</text:p>
          </table:table-cell>
          <table:table-cell table:style-name="Table1.A2" office:value-type="string">
            <text:p text:style-name="P31">6.21</text:p>
          </table:table-cell>
          <table:table-cell table:style-name="Table1.A2" office:value-type="string">
            <text:p text:style-name="P31">97.78</text:p>
          </table:table-cell>
          <table:table-cell table:style-name="Table1.E2" office:value-type="string">
            <text:p text:style-name="P31">29.116</text:p>
          </table:table-cell>
        </table:table-row>
      </table:table>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gg mono" svg:font-family="'gg mono', 'Source Code Pro', Consolas, 'Andale Mono WT', 'Andale Mono', 'Lucida Console', 'Lucida Sans Typewriter', 'DejaVu Sans Mono', 'Bitstream Vera Sans Mono', 'Liberation Mono', 'Nimbus Mono L', Monaco, 'Courier New', Courier, monospac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8T22:59:51.047274256</meta:creation-date>
    <dc:date>2025-12-29T03:50:08.722374598</dc:date>
    <meta:editing-duration>PT2H43M52S</meta:editing-duration>
    <meta:editing-cycles>11</meta:editing-cycles>
    <meta:generator>LibreOffice/25.8.4.2$Linux_X86_64 LibreOffice_project/580$Build-2</meta:generator>
    <meta:print-date>2025-12-29T00:36:54.522346289</meta:print-date>
    <meta:printed-by>PDF files</meta:printed-by>
    <meta:document-statistic meta:table-count="1" meta:image-count="0" meta:object-count="0" meta:page-count="4" meta:paragraph-count="84" meta:word-count="558" meta:character-count="3435" meta:non-whitespace-character-count="2804"/>
  </office:meta>
</office:document-meta>
</file>